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058cm" svg:stroke-color="#6699cc" draw:marker-start-width="3.375cm" draw:marker-end-width="3.375cm" draw:fill="none" draw:textarea-vertical-align="middle" fo:padding-top="0.652cm" fo:padding-bottom="0.652cm" fo:padding-left="0.777cm" fo:padding-right="0.777cm" style:protect="size"/>
    </style:style>
    <style:style style:name="gr2" style:family="graphic" style:parent-style-name="objectwithoutfill">
      <style:graphic-properties svg:stroke-width="1.058cm" svg:stroke-color="#006699" draw:marker-start-width="3.375cm" draw:marker-end-width="3.375cm" draw:fill="none" draw:textarea-vertical-align="middle" fo:padding-top="0.654cm" fo:padding-bottom="0.654cm" fo:padding-left="0.779cm" fo:padding-right="0.779cm"/>
    </style:style>
    <style:style style:name="gr3" style:family="graphic" style:parent-style-name="standard">
      <style:graphic-properties svg:stroke-width="0.529cm" svg:stroke-color="#9999cc" draw:marker-start-width="1.789cm" draw:marker-end-width="1.789cm" draw:textarea-horizontal-align="justify" draw:textarea-vertical-align="middle" draw:auto-grow-height="false" fo:min-height="0cm" fo:min-width="0cm" fo:padding-top="0.389cm" fo:padding-bottom="0.389cm" fo:padding-left="0.514cm" fo:padding-right="0.514cm"/>
    </style:style>
    <style:style style:name="gr4" style:family="graphic" style:parent-style-name="standard">
      <style:graphic-properties draw:stroke="solid" draw:stroke-dash="Ultrafine_20_Dashed" svg:stroke-width="0.529cm" svg:stroke-color="#99ccff" draw:marker-start-width="1.789cm" draw:marker-end-width="1.789cm" draw:textarea-horizontal-align="justify" draw:textarea-vertical-align="middle" draw:auto-grow-height="false" fo:min-height="0cm" fo:min-width="0cm" fo:padding-top="0.389cm" fo:padding-bottom="0.389cm" fo:padding-left="0.514cm" fo:padding-right="0.51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9.031cm" svg:height="9.031cm" svg:x="5.853cm" svg:y="9.406cm">
          <text:p/>
        </draw:circle>
        <draw:line draw:style-name="gr2" draw:text-style-name="P1" draw:layer="layout" svg:x1="10.388cm" svg:y1="12.123cm" svg:x2="10.348cm" svg:y2="15.861cm">
          <text:p/>
        </draw:line>
        <draw:custom-shape draw:style-name="gr3" draw:text-style-name="P1" draw:layer="layout" svg:width="5.819cm" svg:height="4.641cm" draw:transform="rotate (1.5707963267946) translate (7.432cm 16.891cm)">
          <text:p/>
          <draw:enhanced-geometry svg:viewBox="0 0 21600 21600" draw:mirror-horizontal="false" draw:mirror-vertical="false" draw:type="block-arc" draw:modifiers="-175.664049483361 9010.025850528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5.819cm" svg:height="4.641cm" draw:transform="rotate (1.5707963267946) translate (8.694cm 16.891cm)">
          <text:p/>
          <draw:enhanced-geometry svg:viewBox="0 0 21600 21600" draw:mirror-horizontal="true" draw:mirror-vertical="false" draw:type="block-arc" draw:modifiers="-175.664049483361 9010.025850528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7T12:42:37</meta:creation-date>
    <dc:date>2021-05-30T21:35:05</dc:date>
    <meta:editing-duration>PT54M58S</meta:editing-duration>
    <meta:editing-cycles>10</meta:editing-cycles>
    <meta:generator>OpenOffice/4.1.4$Unix OpenOffice.org_project/414m5$Build-9788</meta:generator>
    <meta:document-statistic meta:object-count="4"/>
  </office:meta>
</office:document-meta>
</file>